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3.8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133.6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83.25pt"/>
    </style:style>
    <style:style style:name="co6" style:family="table-column">
      <style:table-column-properties fo:break-before="auto" style:column-width="147.71pt"/>
    </style:style>
    <style:style style:name="co7" style:family="table-column">
      <style:table-column-properties fo:break-before="auto" style:column-width="124.89pt"/>
    </style:style>
    <style:style style:name="co8" style:family="table-column">
      <style:table-column-properties fo:break-before="auto" style:column-width="211.2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16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16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2.01pt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0">
      <style:table-cell-properties fo:padding="2.01pt"/>
    </style:style>
    <style:style style:name="ce23" style:family="table-cell" style:parent-style-name="Default" style:data-style-name="N11">
      <style:table-cell-properties fo:padding="2.01pt"/>
    </style:style>
    <style:style style:name="ce24" style:family="table-cell" style:parent-style-name="Default" style:data-style-name="N3">
      <style:table-cell-properties fo:padding="2.01pt"/>
    </style:style>
    <style:style style:name="ce25" style:family="table-cell" style:parent-style-name="Default" style:data-style-name="N4">
      <style:table-cell-properties fo:padding="2.01pt"/>
    </style:style>
    <style:style style:name="ce26" style:family="table-cell" style:parent-style-name="Default" style:data-style-name="N61">
      <style:table-cell-properties fo:padding="2.01pt"/>
    </style:style>
    <style:style style:name="ce27" style:family="table-cell" style:parent-style-name="Default" style:data-style-name="N177">
      <style:table-cell-properties fo:padding="2.01pt"/>
    </style:style>
    <style:style style:name="ce28" style:family="table-cell" style:parent-style-name="Default" style:data-style-name="N179">
      <style:table-cell-properties fo:padding="2.01pt"/>
    </style:style>
    <style:style style:name="ce29" style:family="table-cell" style:parent-style-name="Default" style:data-style-name="N180">
      <style:table-cell-properties fo:padding="2.01pt"/>
    </style:style>
    <style:style style:name="ce30" style:family="table-cell" style:parent-style-name="Default" style:data-style-name="N185">
      <style:table-cell-properties fo:padding="2.01pt"/>
    </style:style>
    <style:style style:name="ce13" style:family="table-cell" style:parent-style-name="Default" style:data-style-name="N16120">
      <style:table-cell-properties fo:padding="2.01pt"/>
    </style:style>
    <style:style style:name="ce14" style:family="table-cell" style:parent-style-name="Default" style:data-style-name="N16125">
      <style:table-cell-properties fo:padding="2.01pt"/>
    </style:style>
    <style:style style:name="ce15" style:family="table-cell" style:parent-style-name="Default" style:data-style-name="N175">
      <style:table-cell-properties fo:padding="2.01pt"/>
    </style:style>
    <style:style style:name="ce16" style:family="table-cell" style:parent-style-name="Default" style:data-style-name="N41">
      <style:table-cell-properties fo:padding="2.01pt"/>
    </style:style>
    <style:style style:name="ce17" style:family="table-cell" style:parent-style-name="Default" style:data-style-name="N16042">
      <style:table-cell-properties fo:padding="2.01pt"/>
    </style:style>
    <style:style style:name="ce18" style:family="table-cell" style:parent-style-name="Default" style:data-style-name="N16043">
      <style:table-cell-properties fo:padding="2.01pt"/>
    </style:style>
    <style:style style:name="ce19" style:family="table-cell" style:parent-style-name="Default" style:data-style-name="N16122">
      <style:table-cell-properties fo:padding="2.01pt"/>
    </style:style>
    <style:style style:name="ce20" style:family="table-cell" style:parent-style-name="Default" style:data-style-name="N16123">
      <style:table-cell-properties fo:padding="2.01pt"/>
    </style:style>
    <style:style style:name="ce21" style:family="table-cell" style:parent-style-name="Default" style:data-style-name="N16126">
      <style:table-cell-properties fo:padding="2.01pt"/>
    </style:style>
    <style:style style:name="ce31" style:family="table-cell" style:parent-style-name="Default" style:data-style-name="N136">
      <style:table-cell-properties fo:padding="2.01pt"/>
    </style:style>
    <style:style style:name="ce32" style:family="table-cell" style:parent-style-name="Default" style:data-style-name="N137">
      <style:table-cell-properties fo:padding="2.01pt"/>
    </style:style>
    <style:style style:name="ce33" style:family="table-cell" style:parent-style-name="Default" style:data-style-name="N186">
      <style:table-cell-properties fo:padding="2.01pt"/>
    </style:style>
  </office:automatic-styles>
  <office:body>
    <office:spreadsheet>
      <table:table table:name="Numbers" table:style-name="ta1" table:print="false"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float" office:value="-59000000">
            <text:p>-59000000</text:p>
          </table:table-cell>
          <table:table-cell table:style-name="ce1" office:value-type="string">
            <text:p>minus 59 million</text:p>
          </table:table-cell>
          <table:table-cell table:number-columns-repeated="2"/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" office:value-type="float" office:value="-988">
            <text:p>-988</text:p>
          </table:table-cell>
          <table:table-cell table:number-columns-repeated="3"/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" office:value-type="float" office:value="-124.23432">
            <text:p>-124,23432</text:p>
          </table:table-cell>
          <table:table-cell table:number-columns-repeated="3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" office:value-type="float" office:value="-81.9028508730274">
            <text:p>-81,902850873</text:p>
          </table:table-cell>
          <table:table-cell table:number-columns-repeated="4"/>
        </table:table-row>
        <table:table-row table:style-name="ro1">
          <table:table-cell table:style-name="ce1" office:value-type="float" office:value="-15">
            <text:p>-15</text:p>
          </table:table-cell>
          <table:table-cell table:number-columns-repeated="4"/>
        </table:table-row>
        <table:table-row table:style-name="ro1">
          <table:table-cell table:style-name="ce1" office:value-type="float" office:value="-0.002934">
            <text:p>-0,002934</text:p>
          </table:table-cell>
          <table:table-cell table:style-name="ce1" office:value-type="string">
            <text:p>minus small fraction</text:p>
          </table:table-cell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minus zero</text:p>
          </table:table-cell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zero</text:p>
          </table:table-cell>
          <table:table-cell table:number-columns-repeated="3"/>
        </table:table-row>
        <table:table-row table:style-name="ro1">
          <table:table-cell table:style-name="ce1" office:value-type="float" office:value="0.000000005">
            <text:p>0,000000005</text:p>
          </table:table-cell>
          <table:table-cell table:style-name="ce1" office:value-type="string">
            <text:p>small fraction</text:p>
          </table:table-cell>
          <table:table-cell table:number-columns-repeated="3"/>
        </table:table-row>
        <table:table-row table:style-name="ro1">
          <table:table-cell table:style-name="ce1" office:value-type="float" office:value="0.982394">
            <text:p>0,982394</text:p>
          </table:table-cell>
          <table:table-cell table:style-name="ce1" office:value-type="string">
            <text:p>almost 1</text:p>
          </table:table-cell>
          <table:table-cell table:number-columns-repeated="3"/>
        </table:table-row>
        <table:table-row table:style-name="ro1">
          <table:table-cell table:style-name="ce1" office:value-type="float" office:value="3.14159265358979">
            <text:p>3,1415926536</text:p>
          </table:table-cell>
          <table:table-cell table:style-name="ce1" office:value-type="string">
            <text:p>some parts of pi</text:p>
          </table:table-cell>
          <table:table-cell table:number-columns-repeated="3"/>
        </table:table-row>
        <table:table-row table:style-name="ro1">
          <table:table-cell table:style-name="ce1" office:value-type="float" office:value="59000000">
            <text:p>59000000</text:p>
          </table:table-cell>
          <table:table-cell table:style-name="ce1" office:value-type="string">
            <text:p>59 million</text:p>
          </table:table-cell>
          <table:table-cell table:number-columns-repeated="3"/>
        </table:table-row>
        <table:table-row table:style-name="ro1">
          <table:table-cell table:style-name="ce1" office:value-type="float" office:value="59000000.1">
            <text:p>59000000,1</text:p>
          </table:table-cell>
          <table:table-cell table:style-name="ce1"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2" office:value-type="percentage" office:value="0.3536">
            <text:p>35%</text:p>
          </table:table-cell>
          <table:table-cell table:style-name="ce1"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23" office:value-type="percentage" office:value="0.3536">
            <text:p>35,36%</text:p>
          </table:table-cell>
          <table:table-cell table:style-name="ce1"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24" office:value-type="float" office:value="59000000.1234">
            <text:p>59.000.000</text:p>
          </table:table-cell>
          <table:table-cell table:style-name="ce1"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25" office:value-type="float" office:value="59000000.1234">
            <text:p>59.000.000,12</text:p>
          </table:table-cell>
          <table:table-cell table:style-name="ce1"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26" office:value-type="float" office:value="-59000000.1234">
            <text:p>-5,90E+07</text:p>
          </table:table-cell>
          <table:table-cell table:style-name="ce1"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1">
          <table:table-cell table:style-name="ce27" office:value-type="currency" office:currency="EUR" office:value="59000000.1234">
            <text:p>59.000.000,12 €</text:p>
          </table:table-cell>
          <table:table-cell table:style-name="ce1" office:value-type="string">
            <text:p>59 million + 0.1234, formatted as EUROs, € at end, two decimals</text:p>
          </table:table-cell>
          <table:table-cell table:number-columns-repeated="3"/>
        </table:table-row>
        <table:table-row table:style-name="ro1">
          <table:table-cell table:style-name="ce28" office:value-type="currency" office:currency="$" office:value="59000000.1234">
            <text:p>59.000.000,12 $</text:p>
          </table:table-cell>
          <table:table-cell table:style-name="ce1" office:value-type="string">
            <text:p>59 million + 0.1234, formatted as DOLLARs, $ at end, two decimals</text:p>
          </table:table-cell>
          <table:table-cell table:number-columns-repeated="3"/>
        </table:table-row>
        <table:table-row table:style-name="ro1">
          <table:table-cell table:style-name="ce27" office:value-type="currency" office:currency="EUR" office:value="-59000000.1234">
            <text:p>-59.000.000,12 €</text:p>
          </table:table-cell>
          <table:table-cell table:style-name="ce1" office:value-type="string">
            <text:p>minus 59 million + 0.1234, formatted as EUROs, € at end, two decimals</text:p>
          </table:table-cell>
          <table:table-cell table:number-columns-repeated="3"/>
        </table:table-row>
        <table:table-row table:style-name="ro1">
          <table:table-cell table:style-name="ce28" office:value-type="currency" office:currency="$" office:value="-59000000.1234">
            <text:p>-59.000.000,12 $</text:p>
          </table:table-cell>
          <table:table-cell table:style-name="ce1" office:value-type="string">
            <text:p>minus 59 million + 0.1234, formatted as DOLLARs, $ at end, two decimals</text:p>
          </table:table-cell>
          <table:table-cell table:number-columns-repeated="3"/>
        </table:table-row>
        <table:table-row table:style-name="ro1">
          <table:table-cell table:style-name="ce29" office:value-type="currency" office:currency="$" office:value="-59000000.1234">
            <text:p>-59.000.000,12 $</text:p>
          </table:table-cell>
          <table:table-cell table:style-name="ce1" office:value-type="string">
            <text:p>minus 59 million + 0.1234, formatted as DOLLARs, negative red, $ at end, two decimals</text:p>
          </table:table-cell>
          <table:table-cell table:number-columns-repeated="3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s" table:style-name="ta1" table:print="false"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table:style-name="ce1" office:value-type="string">
            <text:p>nothing, empty text</text:p>
          </table:table-cell>
          <table:table-cell table:number-columns-repeated="2"/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number-columns-repeated="3"/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1" office:value-type="string">
            <text:p>a number</text:p>
          </table:table-cell>
          <table:table-cell table:number-columns-repeated="2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" office:value-type="string">
            <text:p>The quick brown fox jumps over the lazy dog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afé au lait</text:p>
          </table:table-cell>
          <table:table-cell table:style-name="ce1" office:value-type="string">
            <text:p>accent aigue on the 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водка</text:p>
          </table:table-cell>
          <table:table-cell table:style-name="ce1" office:value-type="string">
            <text:p>Cyrillic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ódka</text:p>
          </table:table-cell>
          <table:table-cell table:style-name="ce1"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2" office:value-type="percentage" office:value="0.3536">
            <text:p>35%</text:p>
          </table:table-cell>
          <table:table-cell table:style-name="ce1"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23" office:value-type="percentage" office:value="0.3536">
            <text:p>35,36%</text:p>
          </table:table-cell>
          <table:table-cell table:style-name="ce1"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24" office:value-type="float" office:value="59000000.1234">
            <text:p>59.000.000</text:p>
          </table:table-cell>
          <table:table-cell table:style-name="ce1"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25" office:value-type="float" office:value="59000000.1234">
            <text:p>59.000.000,12</text:p>
          </table:table-cell>
          <table:table-cell table:style-name="ce1"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26" office:value-type="float" office:value="-59000000.1234">
            <text:p>-5,90E+07</text:p>
          </table:table-cell>
          <table:table-cell table:style-name="ce1"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1">
          <table:table-cell table:style-name="ce30" office:value-type="currency" office:currency="EUR" office:value="59000000.1234">
            <text:p>59.000.000,12 EUR</text:p>
          </table:table-cell>
          <table:table-cell table:style-name="ce1" office:value-type="string">
            <text:p>59 million + 0.1234, formatted as "currencyRed" with 2 decimals, brackets and EUR</text:p>
          </table:table-cell>
          <table:table-cell table:number-columns-repeated="3"/>
        </table:table-row>
        <table:table-row table:style-name="ro1">
          <table:table-cell table:style-name="ce30" office:value-type="currency" office:currency="EUR" office:value="-59000000.1234">
            <text:p>(59.000.000,12 EUR)</text:p>
          </table:table-cell>
          <table:table-cell table:style-name="ce1" office:value-type="string">
            <text:p>minus 59 million + 0.1234, formatted as "currencyRed" with 2 decimals, brackets and EUR</text:p>
          </table:table-cell>
          <table:table-cell table:number-columns-repeated="3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at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3" office:value-type="date" office:date-value="1905-09-12">
            <text:p>9/12/1905</text:p>
          </table:table-cell>
          <table:table-cell table:style-name="ce1" table:formula="of:=VALUE([.A1])" office:value-type="float" office:value="2082">
            <text:p>2082</text:p>
          </table:table-cell>
          <table:table-cell table:style-name="ce33" table:formula="of:=[.A1]" office:value-type="date" office:date-value="1905-09-12">
            <text:p>1905-09-12T00:00:00</text:p>
          </table:table-cell>
          <table:table-cell table:style-name="ce1" office:value-type="string">
            <text:p>midnight</text:p>
          </table:table-cell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2">
          <table:table-cell table:style-name="ce13" office:value-type="date" office:date-value="1908-09-12T12:00:00">
            <text:p>9/12/1908</text:p>
          </table:table-cell>
          <table:table-cell table:style-name="ce1" table:formula="of:=VALUE([.A2])" office:value-type="float" office:value="3178.5">
            <text:p>3178,5</text:p>
          </table:table-cell>
          <table:table-cell table:style-name="ce33" table:formula="of:=[.A2]" office:value-type="date" office:date-value="1908-09-12T12:00:00">
            <text:p>1908-09-12T12:00:00</text:p>
          </table:table-cell>
          <table:table-cell table:style-name="ce1" office:value-type="string">
            <text:p>noon</text:p>
          </table:table-cell>
          <table:table-cell table:style-name="ce10" office:value-type="string">
            <text:p>Do not modify or delete cells; it will mess up the tests</text:p>
          </table:table-cell>
        </table:table-row>
        <table:table-row table:style-name="ro2">
          <table:table-cell table:style-name="ce13" office:value-type="date" office:date-value="2013-11-24">
            <text:p>11/24/2013</text:p>
          </table:table-cell>
          <table:table-cell table:style-name="ce1" table:formula="of:=VALUE([.A3])" office:value-type="float" office:value="41602">
            <text:p>41602</text:p>
          </table:table-cell>
          <table:table-cell table:style-name="ce33" table:formula="of:=[.A3]" office:value-type="date" office:date-value="2013-11-24">
            <text:p>2013-11-24T00:00:00</text:p>
          </table:table-cell>
          <table:table-cell table:style-name="ce1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2">
          <table:table-cell table:style-name="ce13" office:value-type="date" office:date-value="2030-12-31">
            <text:p>12/31/2030</text:p>
          </table:table-cell>
          <table:table-cell table:style-name="ce1" table:formula="of:=VALUE([.A4])" office:value-type="float" office:value="47848">
            <text:p>47848</text:p>
          </table:table-cell>
          <table:table-cell table:style-name="ce33" table:formula="of:=[.A4]" office:value-type="date" office:date-value="2030-12-31">
            <text:p>2030-12-31T00:00:00</text:p>
          </table:table-cell>
          <table:table-cell table:style-name="ce1" table:number-columns-repeated="2"/>
        </table:table-row>
        <table:table-row table:style-name="ro2">
          <table:table-cell table:style-name="ce14" office:value-type="time" office:time-value="PT00H00M00S">
            <text:p>0:00:00</text:p>
          </table:table-cell>
          <table:table-cell table:style-name="ce1" table:formula="of:=VALUE([.A5])" office:value-type="float" office:value="0">
            <text:p>0</text:p>
          </table:table-cell>
          <table:table-cell table:style-name="ce33" table:formula="of:=[.A5]" office:value-type="date" office:date-value="1899-12-30">
            <text:p>1899-12-30T00:00:00</text:p>
          </table:table-cell>
          <table:table-cell table:style-name="ce1" office:value-type="string">
            <text:p>time only...</text:p>
          </table:table-cell>
          <table:table-cell table:style-name="ce10" office:value-type="string">
            <text:p>Column B shows serial value of date/time.</text:p>
          </table:table-cell>
        </table:table-row>
        <table:table-row table:style-name="ro2">
          <table:table-cell table:style-name="ce14" office:value-type="time" office:time-value="PT00H00M01S">
            <text:p>0:00:01</text:p>
          </table:table-cell>
          <table:table-cell table:style-name="ce1" table:formula="of:=VALUE([.A6])" office:value-type="float" office:value="0.0000115740740740741">
            <text:p>1,15740740740741E-005</text:p>
          </table:table-cell>
          <table:table-cell table:style-name="ce33" table:formula="of:=[.A6]" office:value-type="date" office:date-value="1899-12-30T00:00:01">
            <text:p>1899-12-30T00:00:01</text:p>
          </table:table-cell>
          <table:table-cell table:style-name="ce1" office:value-type="string">
            <text:p>just after midnight</text:p>
          </table:table-cell>
          <table:table-cell table:style-name="ce1"/>
        </table:table-row>
        <table:table-row table:style-name="ro2">
          <table:table-cell table:style-name="ce14" office:value-type="time" office:time-value="PT01H00M00S">
            <text:p>1:00:00</text:p>
          </table:table-cell>
          <table:table-cell table:style-name="ce1" table:formula="of:=VALUE([.A7])" office:value-type="float" office:value="0.0416666666666667">
            <text:p>0,0416666667</text:p>
          </table:table-cell>
          <table:table-cell table:style-name="ce33" table:formula="of:=[.A7]" office:value-type="date" office:date-value="1899-12-30T01:00:00">
            <text:p>1899-12-30T01:00:00</text:p>
          </table:table-cell>
          <table:table-cell table:style-name="ce1"/>
          <table:table-cell table:style-name="ce10" office:value-type="string">
            <text:p>Column C shows data/time as string.</text:p>
          </table:table-cell>
        </table:table-row>
        <table:table-row table:style-name="ro2">
          <table:table-cell table:style-name="ce14" office:value-type="time" office:time-value="PT03H00M00S">
            <text:p>3:00:00</text:p>
          </table:table-cell>
          <table:table-cell table:style-name="ce1" table:formula="of:=VALUE([.A8])" office:value-type="float" office:value="0.125">
            <text:p>0,125</text:p>
          </table:table-cell>
          <table:table-cell table:style-name="ce33" table:formula="of:=[.A8]" office:value-type="date" office:date-value="1899-12-30T03:00:00">
            <text:p>1899-12-30T03:00:00</text:p>
          </table:table-cell>
          <table:table-cell table:style-name="ce1" table:number-columns-repeated="2"/>
        </table:table-row>
        <table:table-row table:style-name="ro2">
          <table:table-cell table:style-name="ce14" office:value-type="time" office:time-value="PT12H00M00S">
            <text:p>12:00:00</text:p>
          </table:table-cell>
          <table:table-cell table:style-name="ce1" table:formula="of:=VALUE([.A9])" office:value-type="float" office:value="0.5">
            <text:p>0,5</text:p>
          </table:table-cell>
          <table:table-cell table:style-name="ce33" table:formula="of:=[.A9]" office:value-type="date" office:date-value="1899-12-30T12:00:00">
            <text:p>1899-12-30T12:00:00</text:p>
          </table:table-cell>
          <table:table-cell table:style-name="ce1" office:value-type="string">
            <text:p>noon</text:p>
          </table:table-cell>
          <table:table-cell table:style-name="ce1"/>
        </table:table-row>
        <table:table-row table:style-name="ro2">
          <table:table-cell table:style-name="ce14" office:value-type="time" office:time-value="PT18H00M00S">
            <text:p>18:00:00</text:p>
          </table:table-cell>
          <table:table-cell table:style-name="ce1" table:formula="of:=VALUE([.A10])" office:value-type="float" office:value="0.75">
            <text:p>0,75</text:p>
          </table:table-cell>
          <table:table-cell table:style-name="ce33" table:formula="of:=[.A10]" office:value-type="date" office:date-value="1899-12-30T18:00:00">
            <text:p>1899-12-30T18:00:00</text:p>
          </table:table-cell>
          <table:table-cell table:style-name="ce1" table:number-columns-repeated="2"/>
        </table:table-row>
        <table:table-row table:style-name="ro2">
          <table:table-cell table:style-name="ce14" office:value-type="time" office:time-value="PT23H59M00S">
            <text:p>23:59:00</text:p>
          </table:table-cell>
          <table:table-cell table:style-name="ce1" table:formula="of:=VALUE([.A11])" office:value-type="float" office:value="0.999305555555556">
            <text:p>0,9993055556</text:p>
          </table:table-cell>
          <table:table-cell table:style-name="ce33" table:formula="of:=[.A11]" office:value-type="date" office:date-value="1899-12-30T23:59:00">
            <text:p>1899-12-30T23:59:00</text:p>
          </table:table-cell>
          <table:table-cell table:style-name="ce1" table:number-columns-repeated="2"/>
        </table:table-row>
        <table:table-row table:style-name="ro2">
          <table:table-cell table:style-name="ce14" office:value-type="time" office:time-value="PT23H59M59S">
            <text:p>23:59:59</text:p>
          </table:table-cell>
          <table:table-cell table:style-name="ce1" table:formula="of:=VALUE([.A12])" office:value-type="float" office:value="0.999988425925926">
            <text:p>0,9999884259</text:p>
          </table:table-cell>
          <table:table-cell table:style-name="ce33" table:formula="of:=[.A12]" office:value-type="date" office:date-value="1899-12-30T23:59:59.00000000001">
            <text:p>1899-12-30T23:59:59</text:p>
          </table:table-cell>
          <table:table-cell table:style-name="ce1" office:value-type="string">
            <text:p>almost midnight</text:p>
          </table:table-cell>
          <table:table-cell table:style-name="ce1"/>
        </table:table-row>
        <table:table-row table:style-name="ro2">
          <table:table-cell table:style-name="ce13" office:value-type="date" office:date-value="1908-09-12T12:00:00">
            <text:p>9/12/1908</text:p>
          </table:table-cell>
          <table:table-cell table:style-name="ce1" table:formula="of:=VALUE([.A13])" office:value-type="float" office:value="3178.5">
            <text:p>3178,5</text:p>
          </table:table-cell>
          <table:table-cell table:style-name="ce33" table:formula="of:=[.A13]" office:value-type="date" office:date-value="1908-09-12T12:00:00">
            <text:p>1908-09-12T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DateTime</text:p>
          </table:table-cell>
        </table:table-row>
        <table:table-row table:style-name="ro2">
          <table:table-cell table:style-name="ce15" office:value-type="float" office:value="3178.5">
            <text:p>12:00</text:p>
          </table:table-cell>
          <table:table-cell table:style-name="ce1" table:formula="of:=VALUE([.A14])" office:value-type="float" office:value="3178.5">
            <text:p>3178,5</text:p>
          </table:table-cell>
          <table:table-cell table:style-name="ce33" table:formula="of:=[.A14]" office:value-type="date" office:date-value="1908-09-12T12:00:00">
            <text:p>1908-09-12T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Time</text:p>
          </table:table-cell>
        </table:table-row>
        <table:table-row table:style-name="ro2">
          <table:table-cell table:style-name="ce16" office:value-type="time" office:time-value="PT76284H00M00S">
            <text:p>12:00:00</text:p>
          </table:table-cell>
          <table:table-cell table:style-name="ce1" table:formula="of:=VALUE([.A15])" office:value-type="float" office:value="3178.5">
            <text:p>3178,5</text:p>
          </table:table-cell>
          <table:table-cell table:style-name="ce33" table:formula="of:=[.A15]" office:value-type="date" office:date-value="1908-09-12T12:00:00">
            <text:p>1908-09-12T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LongTime</text:p>
          </table:table-cell>
        </table:table-row>
        <table:table-row table:style-name="ro2">
          <table:table-cell table:style-name="ce17" office:value-type="time" office:time-value="PT76284H00M00S">
            <text:p>12:00 PM</text:p>
          </table:table-cell>
          <table:table-cell table:style-name="ce1" table:formula="of:=VALUE([.A16])" office:value-type="float" office:value="3178.5">
            <text:p>3178,5</text:p>
          </table:table-cell>
          <table:table-cell table:style-name="ce33" table:formula="of:=[.A16]" office:value-type="date" office:date-value="1908-09-12T12:00:00">
            <text:p>1908-09-12T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TimeAM</text:p>
          </table:table-cell>
        </table:table-row>
        <table:table-row table:style-name="ro2">
          <table:table-cell table:style-name="ce18" office:value-type="time" office:time-value="PT76284H00M00S">
            <text:p>12:00:00 PM</text:p>
          </table:table-cell>
          <table:table-cell table:style-name="ce1" table:formula="of:=VALUE([.A17])" office:value-type="float" office:value="3178.5">
            <text:p>3178,5</text:p>
          </table:table-cell>
          <table:table-cell table:style-name="ce33" table:formula="of:=[.A17]" office:value-type="date" office:date-value="1908-09-12T12:00:00">
            <text:p>1908-09-12T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LongTimeAM</text:p>
          </table:table-cell>
        </table:table-row>
        <table:table-row table:style-name="ro2">
          <table:table-cell table:style-name="ce19" office:value-type="date" office:date-value="1908-09-12T12:00:00">
            <text:p>12-Sep</text:p>
          </table:table-cell>
          <table:table-cell table:style-name="ce1" table:formula="of:=VALUE([.A18])" office:value-type="float" office:value="3178.5">
            <text:p>3178,5</text:p>
          </table:table-cell>
          <table:table-cell table:style-name="ce33" table:formula="of:=[.A18]" office:value-type="date" office:date-value="1908-09-12T12:00:00">
            <text:p>1908-09-12T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DayMonth</text:p>
          </table:table-cell>
        </table:table-row>
        <table:table-row table:style-name="ro2">
          <table:table-cell table:style-name="ce20" office:value-type="date" office:date-value="1908-09-12T12:00:00">
            <text:p>Sep-08</text:p>
          </table:table-cell>
          <table:table-cell table:style-name="ce1" table:formula="of:=VALUE([.A19])" office:value-type="float" office:value="3178.5">
            <text:p>3178,5</text:p>
          </table:table-cell>
          <table:table-cell table:style-name="ce33" table:formula="of:=[.A19]" office:value-type="date" office:date-value="1908-09-12T12:00:00">
            <text:p>1908-09-12T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MonthYear</text:p>
          </table:table-cell>
        </table:table-row>
        <table:table-row table:style-name="ro2">
          <table:table-cell table:style-name="ce21" office:value-type="date" office:date-value="1908-09-12T12:00:00">
            <text:p>9/12/1908 12:00</text:p>
          </table:table-cell>
          <table:table-cell table:style-name="ce1" table:formula="of:=VALUE([.A20])" office:value-type="float" office:value="3178.5">
            <text:p>3178,5</text:p>
          </table:table-cell>
          <table:table-cell table:style-name="ce33" table:formula="of:=[.A20]" office:value-type="date" office:date-value="1908-09-12T12:00:00">
            <text:p>1908-09-12T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2">
          <table:table-cell table:style-name="ce13" office:value-type="date" office:date-value="1899-12-30T00:00:01">
            <text:p>12/30/1899</text:p>
          </table:table-cell>
          <table:table-cell table:style-name="ce1" table:formula="of:=VALUE([.A21])" office:value-type="float" office:value="0.0000115740740740741">
            <text:p>1,15740740740741E-005</text:p>
          </table:table-cell>
          <table:table-cell table:style-name="ce33" table:formula="of:=[.A21]" office:value-type="date" office:date-value="1899-12-30T00:00:01">
            <text:p>1899-12-30T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DateTime</text:p>
          </table:table-cell>
        </table:table-row>
        <table:table-row table:style-name="ro2">
          <table:table-cell table:style-name="ce15" office:value-type="float" office:value="0.0000115740740740741">
            <text:p>0:00</text:p>
          </table:table-cell>
          <table:table-cell table:style-name="ce1" table:formula="of:=VALUE([.A22])" office:value-type="float" office:value="0.0000115740740740741">
            <text:p>1,15740740740741E-005</text:p>
          </table:table-cell>
          <table:table-cell table:style-name="ce33" table:formula="of:=[.A22]" office:value-type="date" office:date-value="1899-12-30T00:00:01">
            <text:p>1899-12-30T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Time</text:p>
          </table:table-cell>
        </table:table-row>
        <table:table-row table:style-name="ro2">
          <table:table-cell table:style-name="ce16" office:value-type="time" office:time-value="PT00H00M01S">
            <text:p>00:00:01</text:p>
          </table:table-cell>
          <table:table-cell table:style-name="ce1" table:formula="of:=VALUE([.A23])" office:value-type="float" office:value="0.0000115740740740741">
            <text:p>1,15740740740741E-005</text:p>
          </table:table-cell>
          <table:table-cell table:style-name="ce33" table:formula="of:=[.A23]" office:value-type="date" office:date-value="1899-12-30T00:00:01">
            <text:p>1899-12-30T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LongTime</text:p>
          </table:table-cell>
        </table:table-row>
        <table:table-row table:style-name="ro2">
          <table:table-cell table:style-name="ce17" office:value-type="time" office:time-value="PT00H00M01S">
            <text:p>12:00 AM</text:p>
          </table:table-cell>
          <table:table-cell table:style-name="ce1" table:formula="of:=VALUE([.A24])" office:value-type="float" office:value="0.0000115740740740741">
            <text:p>1,15740740740741E-005</text:p>
          </table:table-cell>
          <table:table-cell table:style-name="ce33" table:formula="of:=[.A24]" office:value-type="date" office:date-value="1899-12-30T00:00:01">
            <text:p>1899-12-30T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TimeAM</text:p>
          </table:table-cell>
        </table:table-row>
        <table:table-row table:style-name="ro2">
          <table:table-cell table:style-name="ce18" office:value-type="time" office:time-value="PT00H00M01S">
            <text:p>12:00:01 AM</text:p>
          </table:table-cell>
          <table:table-cell table:style-name="ce1" table:formula="of:=VALUE([.A25])" office:value-type="float" office:value="0.0000115740740740741">
            <text:p>1,15740740740741E-005</text:p>
          </table:table-cell>
          <table:table-cell table:style-name="ce33" table:formula="of:=[.A25]" office:value-type="date" office:date-value="1899-12-30T00:00:01">
            <text:p>1899-12-30T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LongTimeAM</text:p>
          </table:table-cell>
        </table:table-row>
        <table:table-row table:style-name="ro2">
          <table:table-cell table:style-name="ce19" office:value-type="date" office:date-value="1899-12-30T00:00:01">
            <text:p>30-Dec</text:p>
          </table:table-cell>
          <table:table-cell table:style-name="ce1" table:formula="of:=VALUE([.A26])" office:value-type="float" office:value="0.0000115740740740741">
            <text:p>1,15740740740741E-005</text:p>
          </table:table-cell>
          <table:table-cell table:style-name="ce33" table:formula="of:=[.A26]" office:value-type="date" office:date-value="1899-12-30T00:00:01">
            <text:p>1899-12-30T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DayMonth</text:p>
          </table:table-cell>
        </table:table-row>
        <table:table-row table:style-name="ro2">
          <table:table-cell table:style-name="ce20" office:value-type="date" office:date-value="1899-12-30T00:00:01">
            <text:p>Dec-99</text:p>
          </table:table-cell>
          <table:table-cell table:style-name="ce1" table:formula="of:=VALUE([.A27])" office:value-type="float" office:value="0.0000115740740740741">
            <text:p>1,15740740740741E-005</text:p>
          </table:table-cell>
          <table:table-cell table:style-name="ce33" table:formula="of:=[.A27]" office:value-type="date" office:date-value="1899-12-30T00:00:01">
            <text:p>1899-12-30T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MonthYear</text:p>
          </table:table-cell>
        </table:table-row>
        <table:table-row table:style-name="ro2">
          <table:table-cell table:style-name="ce31" office:value-type="time" office:time-value="PT00H00M01S">
            <text:p>00:01</text:p>
          </table:table-cell>
          <table:table-cell table:style-name="ce1" table:formula="of:=VALUE([.A28])" office:value-type="float" office:value="0.0000115740740740741">
            <text:p>1,15740740740741E-005</text:p>
          </table:table-cell>
          <table:table-cell table:style-name="ce33" table:formula="of:=[.A28]" office:value-type="date" office:date-value="1899-12-30T00:00:01">
            <text:p>1899-12-30T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2">
          <table:table-cell table:style-name="ce13" office:value-type="date" office:date-value="1899-12-30T23:59:59.00000000001">
            <text:p>12/30/1899</text:p>
          </table:table-cell>
          <table:table-cell table:style-name="ce1" table:formula="of:=VALUE([.A29])" office:value-type="float" office:value="0.999988425925926">
            <text:p>0,9999884259</text:p>
          </table:table-cell>
          <table:table-cell table:style-name="ce33" table:formula="of:=[.A29]" office:value-type="date" office:date-value="1899-12-30T23:59:59.00000000001">
            <text:p>1899-12-30T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DateTime</text:p>
          </table:table-cell>
        </table:table-row>
        <table:table-row table:style-name="ro2">
          <table:table-cell table:style-name="ce15" office:value-type="float" office:value="0.999988425925926">
            <text:p>23:59</text:p>
          </table:table-cell>
          <table:table-cell table:style-name="ce1" table:formula="of:=VALUE([.A30])" office:value-type="float" office:value="0.999988425925926">
            <text:p>0,9999884259</text:p>
          </table:table-cell>
          <table:table-cell table:style-name="ce33" table:formula="of:=[.A30]" office:value-type="date" office:date-value="1899-12-30T23:59:59.00000000001">
            <text:p>1899-12-30T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Time</text:p>
          </table:table-cell>
        </table:table-row>
        <table:table-row table:style-name="ro2">
          <table:table-cell table:style-name="ce16" office:value-type="time" office:time-value="PT23H59M59S">
            <text:p>23:59:59</text:p>
          </table:table-cell>
          <table:table-cell table:style-name="ce1" table:formula="of:=VALUE([.A31])" office:value-type="float" office:value="0.999988425925926">
            <text:p>0,9999884259</text:p>
          </table:table-cell>
          <table:table-cell table:style-name="ce33" table:formula="of:=[.A31]" office:value-type="date" office:date-value="1899-12-30T23:59:59.00000000001">
            <text:p>1899-12-30T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LongTime</text:p>
          </table:table-cell>
        </table:table-row>
        <table:table-row table:style-name="ro2">
          <table:table-cell table:style-name="ce17" office:value-type="time" office:time-value="PT23H59M59S">
            <text:p>11:59 PM</text:p>
          </table:table-cell>
          <table:table-cell table:style-name="ce1" table:formula="of:=VALUE([.A32])" office:value-type="float" office:value="0.999988425925926">
            <text:p>0,9999884259</text:p>
          </table:table-cell>
          <table:table-cell table:style-name="ce33" table:formula="of:=[.A32]" office:value-type="date" office:date-value="1899-12-30T23:59:59.00000000001">
            <text:p>1899-12-30T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TimeAM</text:p>
          </table:table-cell>
        </table:table-row>
        <table:table-row table:style-name="ro2">
          <table:table-cell table:style-name="ce18" office:value-type="time" office:time-value="PT23H59M59S">
            <text:p>11:59:59 PM</text:p>
          </table:table-cell>
          <table:table-cell table:style-name="ce1" table:formula="of:=VALUE([.A33])" office:value-type="float" office:value="0.999988425925926">
            <text:p>0,9999884259</text:p>
          </table:table-cell>
          <table:table-cell table:style-name="ce33" table:formula="of:=[.A33]" office:value-type="date" office:date-value="1899-12-30T23:59:59.00000000001">
            <text:p>1899-12-30T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LongTimeAM</text:p>
          </table:table-cell>
        </table:table-row>
        <table:table-row table:style-name="ro2">
          <table:table-cell table:style-name="ce19" office:value-type="date" office:date-value="1899-12-30T23:59:59.00000000001">
            <text:p>30-Dec</text:p>
          </table:table-cell>
          <table:table-cell table:style-name="ce1" table:formula="of:=VALUE([.A34])" office:value-type="float" office:value="0.999988425925926">
            <text:p>0,9999884259</text:p>
          </table:table-cell>
          <table:table-cell table:style-name="ce33" table:formula="of:=[.A34]" office:value-type="date" office:date-value="1899-12-30T23:59:59.00000000001">
            <text:p>1899-12-30T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DayMonth</text:p>
          </table:table-cell>
        </table:table-row>
        <table:table-row table:style-name="ro2">
          <table:table-cell table:style-name="ce20" office:value-type="date" office:date-value="1899-12-30T23:59:59.00000000001">
            <text:p>Dec-99</text:p>
          </table:table-cell>
          <table:table-cell table:style-name="ce1" table:formula="of:=VALUE([.A35])" office:value-type="float" office:value="0.999988425925926">
            <text:p>0,9999884259</text:p>
          </table:table-cell>
          <table:table-cell table:style-name="ce33" table:formula="of:=[.A35]" office:value-type="date" office:date-value="1899-12-30T23:59:59.00000000001">
            <text:p>1899-12-30T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MonthYear</text:p>
          </table:table-cell>
        </table:table-row>
        <table:table-row table:style-name="ro2">
          <table:table-cell table:style-name="ce31" office:value-type="time" office:time-value="PT23H59M59S">
            <text:p>59:59</text:p>
          </table:table-cell>
          <table:table-cell table:style-name="ce1" table:formula="of:=VALUE([.A36])" office:value-type="float" office:value="0.999988425925926">
            <text:p>0,9999884259</text:p>
          </table:table-cell>
          <table:table-cell table:style-name="ce33" table:formula="of:=[.A36]" office:value-type="date" office:date-value="1899-12-30T23:59:59.00000000001">
            <text:p>1899-12-30T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2">
          <table:table-cell table:style-name="ce32" office:value-type="time" office:time-value="PT03H45M12S">
            <text:p>3:45:12</text:p>
          </table:table-cell>
          <table:table-cell table:style-name="ce1" table:formula="of:=VALUE([.A37])" office:value-type="float" office:value="0.156388888888889">
            <text:p>0,1563888889</text:p>
          </table:table-cell>
          <table:table-cell table:style-name="ce1" office:value-type="string">
            <text:p>3 hours 45 mins 12 secs</text:p>
          </table:table-cell>
          <table:table-cell table:style-name="ce1"/>
          <table:table-cell table:style-name="ce1" office:value-type="string">
            <text:p>formatted as nfTimeDuration</text:p>
          </table:table-cell>
        </table:table-row>
        <table:table-row table:style-name="ro2">
          <table:table-cell table:style-name="ce32" office:value-type="time" office:time-value="PT27H45M12S">
            <text:p>27:45:12</text:p>
          </table:table-cell>
          <table:table-cell table:style-name="ce1" table:formula="of:=VALUE([.A38])" office:value-type="float" office:value="1.15638888888889">
            <text:p>1,1563888889</text:p>
          </table:table-cell>
          <table:table-cell table:style-name="ce1" office:value-type="string">
            <text:p>the same plus 1 day</text:p>
          </table:table-cell>
          <table:table-cell table:style-name="ce1"/>
          <table:table-cell table:style-name="ce1" office:value-type="string">
            <text:p>formatted as nfTimeDuration</text:p>
          </table:table-cell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text> €</number:text>
      <number:number number:decimal-places="2" number:min-integer-digits="1" number:grouping="true"/>
      <number:text> </number:text>
    </number:number-style>
    <number:number-style style:name="N111P1" style:volatile="true">
      <number:text>-€</number:text>
      <number:number number:decimal-places="2" number:min-integer-digits="1" number:grouping="true"/>
      <number:text> </number:text>
    </number:number-style>
    <number:number-style style:name="N111P2" style:volatile="true">
      <number:text> €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€</number:text>
      <number:number number:decimal-places="0" number:min-integer-digits="1" number:grouping="true"/>
    </number:number-style>
    <number:number-style style:name="N115">
      <number:text>-€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0" number:min-integer-digits="1" number:grouping="true"/>
    </number:number-style>
    <number:number-style style:name="N116">
      <style:text-properties fo:color="#ff0000"/>
      <number:text>-€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€</number:text>
      <number:number number:decimal-places="2" number:min-integer-digits="1" number:grouping="true"/>
    </number:number-style>
    <number:number-style style:name="N118">
      <number:text>-€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style:text-properties fo:color="#ff0000"/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Ja</number:text>
    </number:number-style>
    <number:number-style style:name="N163P1" style:volatile="true">
      <number:text>Ja</number:text>
    </number:number-style>
    <number:number-style style:name="N163">
      <number:text>Ne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Waar</number:text>
    </number:number-style>
    <number:number-style style:name="N165P1" style:volatile="true">
      <number:text>Waar</number:text>
    </number:number-style>
    <number:number-style style:name="N165">
      <number:text>Niet waar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an</number:text>
    </number:number-style>
    <number:number-style style:name="N167P1" style:volatile="true">
      <number:text>Aan</number:text>
    </number:number-style>
    <number:number-style style:name="N167">
      <number:text>Uit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9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9P0"/>
    </number:currency-style>
    <number:currency-style style:name="N17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7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79"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79P0"/>
    </number:currency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80P0"/>
    </number:currency-style>
    <number:currency-style style:name="N182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2"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2P0"/>
    </number:currency-style>
    <number:currency-style style:name="N183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3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3P0"/>
    </number:currency-style>
    <number:currency-style style:name="N18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85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5P0"/>
    </number:currency-style>
    <number:date-style style:name="N18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number:time-style style:name="N16116" number:language="en" number:country="US">
      <number:hours/>
      <number:text>:</number:text>
      <number:minutes number:style="long"/>
      <number:text> </number:text>
      <number:am-pm/>
    </number:time-style>
    <number:time-style style:name="N16117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number:time-style style:name="N1611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9" number:language="en" number:country="US">
      <number:text-content/>
      <style:map style:condition="value()&gt;=0" style:apply-style-name="N16119P0"/>
    </number:text-style>
    <number:date-style style:name="N16120" number:language="en" number:country="US">
      <number:month/>
      <number:text>/</number:text>
      <number:day/>
      <number:text>/</number:text>
      <number:year number:style="long"/>
    </number:date-style>
    <number:date-style style:name="N16121" number:language="en" number:country="US">
      <number:day/>
      <number:text>-</number:text>
      <number:month number:textual="true"/>
      <number:text>-</number:text>
      <number:year/>
    </number:date-style>
    <number:date-style style:name="N16122" number:language="en" number:country="US">
      <number:day/>
      <number:text>-</number:text>
      <number:month number:textual="true"/>
    </number:date-style>
    <number:date-style style:name="N16123" number:language="en" number:country="US">
      <number:month number:textual="true"/>
      <number:text>-</number:text>
      <number:year/>
    </number:date-style>
    <number:time-style style:name="N16124" number:language="en" number:country="US">
      <number:hours/>
      <number:text>:</number:text>
      <number:minutes number:style="long"/>
    </number:time-style>
    <number:time-style style:name="N16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8P0" style:volatile="true" number:language="en" number:country="US">
      <number:number number:decimal-places="0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8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style:style style:name="Default" style:family="table-cell">
      <style:table-cell-properties fo:padding="2.01pt" style:rotation-align="none"/>
      <style:text-properties style:font-name="Verdana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.04.2015</text:date>, <text:time>13:29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es" style:display-name="PageStyle_D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1" style:display-name="PageStyle_Dat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2" style:display-name="PageStyle_Dates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5-04-30T13:29:15.78</dc:date>
    <meta:editing-duration>PT19M10S</meta:editing-duration>
    <meta:editing-cycles>16</meta:editing-cycles>
    <meta:generator>OpenOffice/4.1.1$Win32 OpenOffice.org_project/411m6$Build-9775</meta:generator>
    <dc:creator>Werner Pamler</dc:creator>
    <meta:document-statistic meta:table-count="3" meta:cell-count="248" meta:object-count="0"/>
  </office:meta>
</office:document-meta>
</file>